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language="en" fo:country="US" style:font-name-asian="Times New Roman1" style:language-asian="en" style:country-asian="US" style:font-name-complex="Times New Roman1" style:language-complex="en" style:country-complex="US"/>
    </style:style>
    <style:style style:name="P2" style:family="paragraph" style:parent-style-name="Standard">
      <style:text-properties style:font-name="Times New Roman1"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P3" style:family="paragraph" style:parent-style-name="Standard"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5" style:family="paragraph" style:parent-style-name="Standard">
      <style:text-properties style:font-name="Times New Roman1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P6" style:family="paragraph" style:parent-style-name="Standard">
      <style:text-properties style:font-name="Times New Roman1"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en" style:country-complex="US" style:font-weight-complex="bold"/>
    </style:style>
    <style:style style:name="P7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8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9" style:family="paragraph" style:parent-style-name="Standard">
      <style:paragraph-properties fo:margin-left="0.2583in" fo:margin-right="0in" fo:text-indent="0in" style:auto-text-indent="false"/>
      <style:text-properties style:font-name="Times New Roman1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P10" style:family="paragraph" style:parent-style-name="Standard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Times New Roman1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P11" style:family="paragraph" style:parent-style-name="Standard">
      <style:paragraph-properties fo:margin-left="0.4945in" fo:margin-right="0in" fo:text-indent="0in" style:auto-text-indent="false" fo:background-color="#e6e6ff">
        <style:tab-stops>
          <style:tab-stop style:position="1.7484in"/>
        </style:tab-stops>
        <style:background-image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12" style:family="paragraph" style:parent-style-name="Standard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Times New Roman1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3" style:family="paragraph" style:parent-style-name="Standard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4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Times New Roman1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P15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16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7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18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9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0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21" style:family="paragraph" style:parent-style-name="Standard">
      <style:paragraph-properties fo:margin-left="0.4563in" fo:margin-right="0in" fo:text-indent="0in" style:auto-text-indent="false" fo:background-color="#e6e6ff">
        <style:background-image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22" style:family="paragraph" style:parent-style-name="Standard">
      <style:paragraph-properties fo:margin-left="0.4563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3" style:family="paragraph" style:parent-style-name="Standard">
      <style:paragraph-properties fo:margin-left="0.4484in" fo:margin-right="0in" fo:text-indent="0in" style:auto-text-indent="false" fo:background-color="#e6e6ff">
        <style:background-image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24" style:family="paragraph" style:parent-style-name="Standard">
      <style:paragraph-properties fo:margin-left="0.4484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font-name="Times New Roman1" fo:font-size="10pt" style:font-size-asian="10pt" style:font-size-complex="10pt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weight-asian="bold"/>
    </style:style>
    <style:style style:name="T12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Mapserv csomag installalasa és ellenőrzése Ubuntun</text:p>
      <text:p text:style-name="P1"><text:s text:c="3"/></text:p>
      <text:p text:style-name="P1"><text:span text:style-name="T1"><text:s/>a. /etc/apt/</text:span><text:span text:style-name="T2">sources.list</text:span><text:span text:style-name="T1"> fájlba helyezed el a következő bejegyzést:</text:span></text:p>
      <text:p text:style-name="P3"><text:tab/><text:span text:style-name="T9">deb https://launchpad.net/~ubuntugis/+archive/ppa/+packages lucid universe</text:span></text:p>
      <text:p text:style-name="P3"><text:s text:c="4"/>b. valamelyik csomagkezelővel installáld a mapserver-t</text:p>
      <text:p text:style-name="P3"><text:s text:c="4"/>c. keresd meg /etc/apache2/sites-enabled/000-default fájlt</text:p>
      <text:p text:style-name="P3"><text:s text:c="4"/>d. ebben keresd meg a cgi-bin elérését a helyi fájlrendszerben. Ez valszeg: <text:span text:style-name="T9">/usr/lib/cgi-bin</text:span></text:p>
      <text:p text:style-name="P3"><text:s text:c="4"/>e. szintén ebben a fájlban helyezd el azt az elérési utvonalat, ahova a mintafeladatot fogod elhelyezni</text:p>
      <text:p text:style-name="P3"><text:tab/>mondjuk ez legyen a /home/akoel/www konyvtar akkor a következő bejegyzést kell tenni:</text:p>
      <text:p text:style-name="P3"><text:tab/></text:p>
      <text:p text:style-name="P15"><text:span text:style-name="T5">Alias /mapserver/demo/ "/home/akoel/www/demo/"</text:span></text:p>
      <text:p text:style-name="P16">&lt;Directory "/home/akoel/www/demo/"&gt;</text:p>
      <text:p text:style-name="P16"><text:s text:c="4"/>Options Indexes Multiviews FollowSymlinks</text:p>
      <text:p text:style-name="P16"><text:s text:c="4"/>AllowOverride None</text:p>
      <text:p text:style-name="P16"><text:s text:c="4"/>Order deny,allow</text:p>
      <text:p text:style-name="P16"><text:s text:c="4"/>Deny from all</text:p>
      <text:p text:style-name="P16"><text:s text:c="4"/>Allow from 127.0.0.0/255.0.0.0 ::1/128</text:p>
      <text:p text:style-name="P16">&lt;/Directory&gt;</text:p>
      <text:p text:style-name="P3"/>
      <text:p text:style-name="P3"><text:s text:c="4"/>f. toltsd le a MapServer5.4x Demo konyvtarat es helyezd el tartalmat a lokalis web konyvtarba (home/akoel/www/)</text:p>
      <text:p text:style-name="P4"><text:s text:c="3"/>g. olvasd el a README file-t és járj el az utasításai szerint, vagyis végezd el két fájl tartalmának módosítását a helyi beállítások alapján</text:p>
      <text:p text:style-name="P3"><text:tab/>-index.html</text:p>
      <text:p text:style-name="P3"><text:tab/> <text:s text:c="3"/>cgi-bin könyvtárban elhelyezett mapserv fájl elérésének beállítása. &lt;form name="demo" method="GET" action= </text:p>
      <text:p text:style-name="P3"><text:tab/><text:tab/>(/usr/lib/cgi-bin/mapserv)</text:p>
      <text:p text:style-name="P3"><text:tab/> <text:s text:c="3"/>itasca.map fájl elérésének beállítása. &lt;input type="hidden" name="map" value="</text:p>
      <text:p text:style-name="P3"><text:tab/><text:tab/>(/home/akoel/www/demo/itasca.map)</text:p>
      <text:p text:style-name="P3"><text:tab/> <text:s text:c="3"/>&lt;input type="hidden" name="root" value="</text:p>
      <text:p text:style-name="P3"><text:tab/><text:tab/>(/cadastre/demo)</text:p>
      <text:p text:style-name="P3"><text:tab/>-itasca.map</text:p>
      <text:p text:style-name="P3"><text:tab/> <text:s text:c="3"/>IMAGEPATH valtozó beállítása (/home/akoel/Projects/www/demo/tmp/)</text:p>
      <text:p text:style-name="P3"><text:tab/> <text:s text:c="3"/>IMAGEURL valtozo beállítása (/mapserver/demo/tmp/)</text:p>
      <text:p text:style-name="P3"><text:tab/> <text:s text:c="3"/>WMS_ONLINERESOURCHE változó beállítása (http://localhost.localdomain/cadastre/demo/index.html)</text:p>
      <text:p text:style-name="P3"><text:s text:c="4"/>h.<text:tab/>tedd irható/olvashatóvá a tmp fájlt az apache felhasználó számára (www-data)</text:p>
      <text:p text:style-name="P3"/>
      <text:p text:style-name="P1"><text:span text:style-name="T9">2. php/MapScript Sample install</text:span><text:tab/></text:p>
      <text:p text:style-name="P1"><text:s text:c="3"/><text:span text:style-name="T3"><text:s/>a.<text:tab/>szukseg van a dbase.so fajlra, de sehol sem all rendelkezesre, ugyhogy nekunk kell leforditani:</text:span></text:p>
      <text:p text:style-name="P5"><text:tab/>Become root:</text:p>
      <text:p text:style-name="P10"><text:span text:style-name="T5"><text:s/>root@zenware:/# sudo su<text:tab/></text:span></text:p>
      <text:p text:style-name="P5"><text:tab/><text:tab/>and type <text:s/>your password</text:p>
      <text:p text:style-name="P5"/>
      <text:p text:style-name="P5"><text:tab/>Get the Source code, Subversion, and Tools</text:p>
      <text:p text:style-name="P10"><text:span text:style-name="T6">apt-get install shtool dpkg-dev subversion</text:span></text:p>
      <text:p text:style-name="P12">cd /opt</text:p>
      <text:p text:style-name="P12">mkdir php</text:p>
      <text:p text:style-name="P12">cd /opt/php</text:p>
      <text:p text:style-name="P12"><text:s/>apt-get source php5</text:p>
      <text:p text:style-name="P9"/>
      <text:p text:style-name="P9"><text:tab/>Get the source for dbase extension</text:p>
      <text:p text:style-name="P13">cd /opt/php/php5-5.3.2/ext/</text:p>
      <text:p text:style-name="P13">mkdir dbase</text:p>
      <text:p text:style-name="P13">svn co http://svn.php.net/repository/pecl/dbase/trunk dbase</text:p>
      <text:p text:style-name="P5"/>
      <text:p text:style-name="P5"><text:tab/>Compile the Extension</text:p>
      <text:p text:style-name="P10"><text:span text:style-name="T5">cd /opt/php/php5-5.3.2/ext/dbase</text:span></text:p>
      <text:p text:style-name="P13">phpize</text:p>
      <text:p text:style-name="P13">./configure</text:p>
      <text:p text:style-name="P13">make</text:p>
      <text:p text:style-name="P5"/>
      <text:p text:style-name="P5"><text:tab/>Copy the extension</text:p>
      <text:p text:style-name="P14"><text:span text:style-name="T5">cp /opt/php/php5-5.3.2/ext/dbase/modules/dbase.so /usr/lib/php5/20090626+lfs/.</text:span></text:p>
      <text:p text:style-name="P5"/>
      <text:p text:style-name="P5"><text:soft-page-break/><text:tab/>Restart Apache</text:p>
      <text:p text:style-name="P10"><text:span text:style-name="T5">/etc/init.d/apache2 restart</text:span></text:p>
      <text:p text:style-name="P5"/>
      <text:p text:style-name="P1"><text:span text:style-name="T9">3. PostgreSQL 8.4</text:span></text:p>
      <text:p text:style-name="P1"/>
      <text:p text:style-name="P1"><text:s text:c="4"/><text:span text:style-name="T1">a. Ha szukseges szabaduljunk meg minden elozo verziotol</text:span></text:p>
      <text:p text:style-name="P3"><text:tab/></text:p>
      <text:p text:style-name="P3"><text:tab/>allitsd le a postgresql adatbazist</text:p>
      <text:p text:style-name="P3"><text:tab/></text:p>
      <text:p text:style-name="P23"><text:span text:style-name="T5">apt-get --purge remove postgresql\*</text:span></text:p>
      <text:p text:style-name="P24"><text:tab/></text:p>
      <text:p text:style-name="P24">rm -r /etc/postgresql/</text:p>
      <text:p text:style-name="P24">rm -r /etc/postgresql-common/</text:p>
      <text:p text:style-name="P24">rm -r /var/lib/postgresql/</text:p>
      <text:p text:style-name="P24">userdel -r postgres</text:p>
      <text:p text:style-name="P24">groupdel postgres</text:p>
      <text:p text:style-name="P3"><text:tab/><text:tab/></text:p>
      <text:p text:style-name="P3"><text:s text:c="4"/>b Installaljuk a postgresql 8.x-t</text:p>
      <text:p text:style-name="P3"><text:s text:c="4"/></text:p>
      <text:p text:style-name="P22">sudo apt-get install postgresql postgresql-client postgresql-contrib</text:p>
      <text:p text:style-name="P22">sudo apt-get install pgadmin3</text:p>
      <text:p text:style-name="P3"/>
      <text:p text:style-name="P3"><text:s text:c="4"/>c. Allitsuk be a jelszot a postgres felhasznalo szamara</text:p>
      <text:p text:style-name="P3"><text:s text:c="4"/></text:p>
      <text:p text:style-name="P20"><text:span text:style-name="T5">sudo su postgres -c psql template1</text:span></text:p>
      <text:p text:style-name="P19">template1=# ALTER USER postgres WITH PASSWORD 'uj_password'</text:p>
      <text:p text:style-name="P19">template1=# \q</text:p>
      <text:p text:style-name="P3"><text:tab/></text:p>
      <text:p text:style-name="P3"><text:s text:c="4"/>d. Valtoztassuk meg a jelszot a Linux postgres user szamara is</text:p>
      <text:p text:style-name="P3"/>
      <text:p text:style-name="P16">sudo passwd -d postgres</text:p>
      <text:p text:style-name="P16">sudo su postgres -c 'uj_password'<text:span text:style-name="T7"><text:tab/></text:span></text:p>
      <text:p text:style-name="P3"/>
      <text:p text:style-name="P3"><text:s text:c="4"/>e. Innen kezdve hasznalhatjuk a gpAdmin programot is es a parancssort is hogy futtassuk az adatbazisszervert. de</text:p>
      <text:p text:style-name="P3"><text:s text:c="7"/>elotte set-up oljuk a postgresql admin csomagot, ami jobb beloggolast biztosit</text:p>
      <text:p text:style-name="P3"><text:s text:c="7"/></text:p>
      <text:p text:style-name="P11"><text:span text:style-name="T5">sudo su postgres -c psql &lt; /usr/share/postgresql/8.4/contrib/adminpack.sql</text:span></text:p>
      <text:p text:style-name="P3"><text:s text:c="4"/></text:p>
      <text:p text:style-name="P3"><text:s text:c="4"/>f. Hozzaferesek beallitasa, hogy ki hasznalhatja a szervert</text:p>
      <text:p text:style-name="P3"><text:s text:c="4"/></text:p>
      <text:p text:style-name="P15"><text:span text:style-name="T5">sudo gedit /etc/postgresql/8.4/main/postgresql.conf</text:span></text:p>
      <text:p text:style-name="P3"><text:s text:c="4"/></text:p>
      <text:p text:style-name="P3"><text:tab/>Ha nem csak lokalis hozzaferest biztositunk akkor a kovetkezo sort modositsuk</text:p>
      <text:p text:style-name="P3"/>
      <text:p text:style-name="P17"><text:span text:style-name="T5">#listen_addresses = 'localhost'</text:span></text:p>
      <text:p text:style-name="P18"><text:tab/> <text:s text:c="3"/></text:p>
      <text:p text:style-name="P18">listen_addresses = '*' <text:s text:c="3"/></text:p>
      <text:p text:style-name="P3"/>
      <text:p text:style-name="P3"><text:tab/>Valamint</text:p>
      <text:p text:style-name="P19">#password_encryption = on</text:p>
      <text:p text:style-name="P19"><text:tab/> <text:s text:c="3"/></text:p>
      <text:p text:style-name="P19">password_encryption = on<text:tab/> <text:s text:c="3"/></text:p>
      <text:p text:style-name="P3"/>
      <text:p text:style-name="P3"><text:tab/>Vegul mentsuk el a fajlt</text:p>
      <text:p text:style-name="P3"><text:tab/></text:p>
      <text:p text:style-name="P3"><text:tab/></text:p>
      <text:p text:style-name="P3"><text:s text:c="4"/>g. Beallitjuk, hogy ki ferhet a szerverhez. Ehhez modositanunk kell a pg_hba.conf fajlt</text:p>
      <text:p text:style-name="P3"><text:s text:c="4"/></text:p>
      <text:p text:style-name="P8">sudo gedit /etc/postgresql/8.4/main/pg_hba.conf</text:p>
      <text:p text:style-name="P3"><text:tab/></text:p>
      <text:p text:style-name="P3"><text:tab/>Az eredeti tartalmat kommentezd ki es helyezd el a kovetkezo sorokat:</text:p>
      <text:p text:style-name="P3"><text:tab/></text:p>
      <text:p text:style-name="P15"><text:span text:style-name="T5">local <text:s text:c="2"/>all <text:s text:c="8"/>postgres <text:s text:c="25"/>ident sameuser</text:span></text:p>
      <text:p text:style-name="P16"><text:soft-page-break/># TYPE <text:s/>DATABASE <text:s text:c="3"/>USER <text:s text:c="7"/>CIDR-ADDRESS <text:s text:c="9"/>METHOD</text:p>
      <text:p text:style-name="P16"><text:tab/></text:p>
      <text:p text:style-name="P16"># "local" is for Unix domain socket connections only</text:p>
      <text:p text:style-name="P16">local <text:s text:c="2"/>all <text:s text:c="8"/>all <text:s text:c="30"/>md5</text:p>
      <text:p text:style-name="P16"># IPv4 local connections:</text:p>
      <text:p text:style-name="P16">host <text:s text:c="3"/>all <text:s text:c="8"/>all <text:s text:c="8"/>127.0.0.1/32 <text:s text:c="9"/>md5</text:p>
      <text:p text:style-name="P16"># IPv6 local connections:</text:p>
      <text:p text:style-name="P16">host <text:s text:c="3"/>all <text:s text:c="8"/>all <text:s text:c="8"/>::1/128 <text:s text:c="14"/>md5</text:p>
      <text:p text:style-name="P16"><text:tab/></text:p>
      <text:p text:style-name="P16"># Connections for all PCs on the subnet</text:p>
      <text:p text:style-name="P16">#</text:p>
      <text:p text:style-name="P16"># TYPE DATABASE USER IP-ADDRESS IP-MASK METHOD</text:p>
      <text:p text:style-name="P16">host <text:s text:c="3"/>all <text:s text:c="8"/>all <text:s text:c="8"/>[ip address] <text:s text:c="9"/>[subnet mask] <text:s/>md5<text:tab/></text:p>
      <text:p text:style-name="P3"/>
      <text:p text:style-name="P3"><text:s text:c="4"/>h. Inditsd ujra az adatbazis szervert</text:p>
      <text:p text:style-name="P3"><text:s text:c="4"/></text:p>
      <text:p text:style-name="P15"><text:tab/><text:span text:style-name="T5">sudo /etc/init.d/postgresql-8.4 restart</text:span></text:p>
      <text:p text:style-name="P1"/>
      <text:p text:style-name="P1"/>
      <text:p text:style-name="P2">4. PosgGIS 8.2</text:p>
      <text:p text:style-name="P1"/>
      <text:p text:style-name="P3"><text:s text:c="4"/>a. szukseges, szabaduljunk meg az elozo verziotol</text:p>
      <text:p text:style-name="P3"><text:s text:c="8"/></text:p>
      <text:p text:style-name="P17"><text:span text:style-name="T5">sudo apt-get purge postgis</text:span></text:p>
      <text:p text:style-name="P18">sudo aptitude remove postgis</text:p>
      <text:p text:style-name="P3"><text:s text:c="4"/></text:p>
      <text:p text:style-name="P3"><text:s text:c="4"/>b. PostGIS installalasa</text:p>
      <text:p text:style-name="P3"><text:s text:c="4"/></text:p>
      <text:p text:style-name="P20"><text:span text:style-name="T5">sudo apt-get install postgresql-8.2-postgis</text:span></text:p>
      <text:p text:style-name="P3"><text:tab/></text:p>
      <text:p text:style-name="P3"><text:s text:c="4"/>c. PostGIS adatbazis template keszitese.</text:p>
      <text:p text:style-name="P3"><text:s text:c="4"/></text:p>
      <text:p text:style-name="P24">createdb my_db</text:p>
      <text:p text:style-name="P24">createlang plpgsql my_db</text:p>
      <text:p text:style-name="P24">psql -d my_db -f /usr/share/postgresql/8.4/contrib/postgis.sql</text:p>
      <text:p text:style-name="P24">psql -d my_db -f /usr/share/postgresql/8.4/contrib/spatial_ref_sys.sql</text:p>
      <text:p text:style-name="P24">psql -d my_db -f /usr/share/postgresql/8.4/contrib/postgis_comments.sql</text:p>
      <text:p text:style-name="P1"/>
      <text:p text:style-name="P2">4.2<text:tab/>PostgreSQL 9.0 es PosgGIS installalasa</text:p>
      <text:p text:style-name="P3"><text:tab/></text:p>
      <text:p text:style-name="P3"><text:s text:c="4"/>a. takaritas</text:p>
      <text:p text:style-name="P3"/>
      <text:p text:style-name="P15">s<text:span text:style-name="T5">udo apt-get remove postgresql-8.4 postgresql-client-8.4 postgresql-common pgadmin3 pgadmin3-data</text:span></text:p>
      <text:p text:style-name="P16">sudo apt-get autoremove</text:p>
      <text:p text:style-name="P3"><text:tab/></text:p>
      <text:p text:style-name="P3"><text:s text:c="4"/>b. installalas</text:p>
      <text:p text:style-name="P3"/>
      <text:p text:style-name="P17"><text:span text:style-name="T5">apt-get install python-software-properties</text:span></text:p>
      <text:p text:style-name="P18"/>
      <text:p text:style-name="P18">add-apt-repository ppa:ubuntugis/ubuntugis-unstable</text:p>
      <text:p text:style-name="P18">add-apt-repository ppa:pitti/postgresql</text:p>
      <text:p text:style-name="P18">add-apt-repository ppa:pi-deb/gis</text:p>
      <text:p text:style-name="P18"><text:tab/></text:p>
      <text:p text:style-name="P18">apt-get update</text:p>
      <text:p text:style-name="P18"><text:tab/></text:p>
      <text:p text:style-name="P18">sudo apt-get install postgresql-9.0 postgresql-client-9.0</text:p>
      <text:p text:style-name="P18">apt-get install postgresql-9.0-postgis</text:p>
      <text:p text:style-name="P3"><text:tab/></text:p>
      <text:p text:style-name="P3"><text:s text:c="4"/>c. GIS template letrehozasa</text:p>
      <text:p text:style-name="P3"><text:s text:c="4"/></text:p>
      <text:p text:style-name="P7"><text:span text:style-name="T5">createdb template_postgis</text:span></text:p>
      <text:p text:style-name="P8">psql -q -d template_postgis -f /usr/share/postgresql/9.0/contrib/postgis-1.5/postgis.sql</text:p>
      <text:p text:style-name="P8">psql -q -d template_postgis -f /usr/share/postgresql/9.0/contrib/postgis-1.5/spatial_ref_sys.sql</text:p>
      <text:p text:style-name="P8">psql -q -d template_postgis -f /usr/share/postgresql/9.0/contrib/postgis_comments.sql</text:p>
      <text:p text:style-name="P8"><text:s text:c="4"/>cat &lt;&lt;EOS | psql -d template_postgis</text:p>
      <text:p text:style-name="P8"><text:soft-page-break/><text:s text:c="8"/>UPDATE pg_database SET datistemplate = TRUE WHERE datname = 'template_postgis';</text:p>
      <text:p text:style-name="P8"><text:s text:c="8"/>REVOKE ALL ON SCHEMA public FROM public;</text:p>
      <text:p text:style-name="P8"><text:s text:c="8"/>GRANT USAGE ON SCHEMA public TO public;</text:p>
      <text:p text:style-name="P8"><text:s text:c="8"/>GRANT ALL ON SCHEMA public TO postgres;</text:p>
      <text:p text:style-name="P8"><text:s text:c="8"/>GRANT SELECT, UPDATE, INSERT, DELETE</text:p>
      <text:p text:style-name="P8"><text:s text:c="10"/>ON TABLE public.geometry_columns TO PUBLIC;</text:p>
      <text:p text:style-name="P8"><text:s text:c="10"/>GRANT SELECT, UPDATE, INSERT, DELETE</text:p>
      <text:p text:style-name="P8"><text:s text:c="12"/>ON TABLE public.spatial_ref_sys TO PUBLIC;</text:p>
      <text:p text:style-name="P8"><text:s text:c="12"/>EOS</text:p>
      <text:p text:style-name="P3"/>
      <text:p text:style-name="P3"><text:s text:c="4"/>d. Allitsuk be a jelszot a postgres felhasznalo szamara</text:p>
      <text:p text:style-name="P3"><text:s text:c="4"/></text:p>
      <text:p text:style-name="P20"><text:span text:style-name="T5">sudo su postgres -c psql</text:span></text:p>
      <text:p text:style-name="P19">postgres=# \c template_postgis</text:p>
      <text:p text:style-name="P19">template_postgis=# ALTER USER postgres WITH PASSWORD 'uj_password'</text:p>
      <text:p text:style-name="P19">template_postgis=# \q</text:p>
      <text:p text:style-name="P3"/>
      <text:p text:style-name="P21"><text:span text:style-name="T5">createdb --template template_postgis test_gis</text:span></text:p>
      <text:p text:style-name="P22">psql -d test_gis -c "select postgis_lib_version();"</text:p>
      <text:p text:style-name="P3"/>
      <text:p text:style-name="P3"><text:s text:c="4"/>e. Keszitsunk egy GIS adatbazist a GIS template alapjan</text:p>
      <text:p text:style-name="P3"><text:s text:c="4"/></text:p>
      <text:p text:style-name="P23"><text:span text:style-name="T5">sudo su postgres<text:tab/>#ha postgres-kent vagyok bejelentkezve, akkor nem kell</text:span></text:p>
      <text:p text:style-name="P24">createdb --template template_postgis test_gis</text:p>
      <text:p text:style-name="P3"><text:tab/></text:p>
      <text:p text:style-name="P3"><text:s text:c="4"/>f. Teszteljuk le az uj adatbazist a verzio szam kiiras fuggveny segitsegevel</text:p>
      <text:p text:style-name="P3"/>
      <text:p text:style-name="P21"><text:span text:style-name="T5">sudo su postgres <text:s text:c="7"/>#ha postgres-kent vagyok bejelentkezve, akkor nem kell</text:span></text:p>
      <text:p text:style-name="P22">psql -d test_gis -c "select postgis_lib_version();"</text:p>
      <text:p text:style-name="P1"/>
      <text:p text:style-name="P1"/>
      <text:p text:style-name="P2">5. postgresql problema-megoldasok</text:p>
      <text:p text:style-name="P3"/>
      <text:p text:style-name="P3"><text:s text:c="4"/>a. Elfelejted a jelszot</text:p>
      <text:p text:style-name="P3"><text:tab/>A /etc/postgresql/8.4/main/<text:span text:style-name="T9">pg_hba.conf</text:span> fajlba a csereld ki a kovetkezo sort az ezt kovetovel es akkor jelszo nelkul lephetsz be</text:p>
      <text:p text:style-name="P3"><text:tab/></text:p>
      <text:p text:style-name="P7"><text:span text:style-name="T5">host all all 127.0.0.1/32 md5</text:span></text:p>
      <text:p text:style-name="P8"><text:tab/></text:p>
      <text:p text:style-name="P8">host all all 127.0.0.1/32 trust<text:tab/></text:p>
      <text:p text:style-name="P3"/>
      <text:p text:style-name="P3"><text:s text:c="4"/>b. phpPgAdmin hasznalataval kivansz adatbaziskezelest vegezni de nem enged be a "posgres" user-rel, </text:p>
      <text:p text:style-name="P3"><text:s text:c="7"/>"Login disallowed for security reasons" uzenettel.</text:p>
      <text:p text:style-name="P3"><text:s text:c="7"/>A /etc/phppgadmin/<text:span text:style-name="T9">config.inc.php</text:span> fajlban csereld ki a kovetkezo sort az ezt kovetkezovel:</text:p>
      <text:p text:style-name="P3"><text:s text:c="14"/></text:p>
      <text:p text:style-name="P15"><text:s/><text:span text:style-name="T5"><text:s text:c="6"/>$conf['extra_login_security'] = true;</text:span></text:p>
      <text:p text:style-name="P16"><text:s text:c="7"/></text:p>
      <text:p text:style-name="P16"><text:s text:c="7"/>$conf['extra_login_security'] = false;</text:p>
      <text:p text:style-name="P3"><text:s text:c="14"/></text:p>
      <text:p text:style-name="P3"><text:s text:c="7"/></text:p>
      <text:p text:style-name="P6">6. GIS kezeles</text:p>
      <text:p text:style-name="P3"><text:s text:c="4"/></text:p>
      <text:p text:style-name="P3"><text:s text:c="4"/>a. GIS tabla letrehozasa</text:p>
      <text:p text:style-name="P17"><text:span text:style-name="T5">create table gtest( id int4, name varchar(20) );</text:span></text:p>
      <text:p text:style-name="P18">select AddGeometryColumn( '', 'gtest', 'geom', -1, 'LINESTRING', 2 );</text:p>
      <text:p text:style-name="P3"><text:s text:c="4"/></text:p>
      <text:p text:style-name="P3"><text:s text:c="4"/>b. Vonal objekutm beszurasa</text:p>
      <text:p text:style-name="P21"><text:span text:style-name="T5">insert into gtest(id, name, geom) values (1, 'First Geometry', GeomFromText( 'LINESTRING( 2 3, 4 5, 6 5 )', -1));</text:span></text:p>
      <text:p text:style-name="P3"><text:s text:c="4"/></text:p>
      <text:p text:style-name="P3"><text:s text:c="4"/>c. GIS adatok megtekintese</text:p>
      <text:p text:style-name="P15"><text:span text:style-name="T5">select id, name, AsText(geom) AS geom FROM gtest</text:span></text:p>
      <text:p text:style-name="P3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5">a php_mapscript.so betoltese dinamikusan a dl() fg segitsegevel tobbe mar nem lehetseges. Ezert a megoldas hogy a</text:p>
      <text:p text:style-name="P5">/etc/php5/conf.d konyvtarba el kell helyezni egy ini kiterjesztesu fajlt, aminek a tartalma:</text:p>
      <text:p text:style-name="P5">extension=php_mapscript.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14T19:52:57</meta:creation-date>
    <dc:date>2012-08-14T20:49:15</dc:date>
    <meta:editing-duration>PT00H56M19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5" meta:paragraph-count="221" meta:word-count="955" meta:character-count="8367"/>
  </office:meta>
</office:document-meta>
</file>